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co1" style:family="table-column">
      <style:table-column-properties fo:break-before="auto" style:column-width="1.5846in"/>
    </style:style>
    <style:style style:name="co2" style:family="table-column">
      <style:table-column-properties fo:break-before="auto" style:column-width="3.9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pl" number:country="PL">
      <number:day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fo:color="#2a6099" style:text-outline="false" style:text-line-through-style="none" style:text-line-through-type="none" style:font-name="Noto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2a6099"/>
    </style:style>
    <style:style style:name="ce7" style:family="table-cell" style:parent-style-name="Default" style:data-style-name="N10037">
      <style:text-properties fo:color="#5eb91e" fo:font-weight="bold" style:font-weight-asian="bold" style:font-weight-complex="bold"/>
    </style:style>
    <style:style style:name="ce8" style:family="table-cell" style:parent-style-name="Default" style:data-style-name="N10037">
      <style:text-properties fo:color="#069a2e" fo:font-weight="bold" style:font-weight-asian="bold" style:font-weight-complex="bold"/>
    </style:style>
    <style:style style:name="ce3" style:family="table-cell" style:parent-style-name="Default" style:data-style-name="N10037">
      <style:text-properties fo:font-weight="bold" style:font-weight-asian="bold" style:font-weight-complex="bold"/>
    </style:style>
    <style:style style:name="ce12" style:family="table-cell" style:parent-style-name="Default" style:data-style-name="N10037">
      <style:text-properties fo:color="#81d41a" fo:font-weight="bold" style:font-weight-asian="bold" style:font-weight-complex="bold"/>
    </style:style>
    <style:style style:name="ce11" style:family="table-cell" style:parent-style-name="Default" style:data-style-name="N10037">
      <style:table-cell-properties fo:background-color="transparent"/>
      <style:text-properties fo:color="#5eb91e" fo:font-weight="bold" style:font-weight-asian="bold" style:font-weight-complex="bold"/>
    </style:style>
    <style:style style:name="ce4" style:family="table-cell" style:parent-style-name="Default" style:data-style-name="N10037">
      <style:table-cell-properties fo:wrap-option="wrap"/>
      <style:text-properties style:use-window-font-color="true" style:text-outline="false" style:text-line-through-style="none" style:text-line-through-type="none" style:font-name="Noto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bold" style:font-name-complex="FreeSerif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ce7"/>
        <table:table-column table:style-name="co3" table:default-cell-style-name="ce3"/>
        <table:table-column table:style-name="co3" table:default-cell-style-name="ce4"/>
        <table:table-column table:style-name="co3" table:default-cell-style-name="ce3"/>
        <table:table-row table:style-name="ro1">
          <table:table-cell table:style-name="ce1"/>
          <table:table-cell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Material</text:p>
          </table:table-cell>
          <table:table-cell table:style-name="Default" office:value-type="string" calcext:value-type="string">
            <text:p>Date start</text:p>
          </table:table-cell>
          <table:table-cell table:style-name="Default" office:value-type="string" calcext:value-type="string">
            <text:p>24h</text:p>
          </table:table-cell>
          <table:table-cell table:style-name="Default" office:value-type="string" calcext:value-type="string">
            <text:p>2-3dni</text:p>
          </table:table-cell>
          <table:table-cell table:style-name="Default" office:value-type="string" calcext:value-type="string">
            <text:p>7dni</text:p>
          </table:table-cell>
          <table:table-cell table:style-name="Default" office:value-type="string" calcext:value-type="string">
            <text:p>1miesiac</text:p>
          </table:table-cell>
          <table:table-cell table:style-name="Default" office:value-type="string" calcext:value-type="string">
            <text:p>2-3miesiac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I</text:p>
          </table:table-cell>
          <table:table-cell table:style-name="Default" office:value-type="string" calcext:value-type="string">
            <text:p>III</text:p>
          </table:table-cell>
          <table:table-cell table:style-name="Default" office:value-type="string" calcext:value-type="string">
            <text:p>IV</text:p>
          </table:table-cell>
          <table:table-cell table:style-name="Default" office:value-type="string" calcext:value-type="string">
            <text:p>V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ChainOfResponsability</text:p>
          </table:table-cell>
          <table:table-cell office:value-type="date" office:date-value="2024-10-04" calcext:value-type="date">
            <text:p>4.10.24</text:p>
          </table:table-cell>
          <table:table-cell office:value-type="date" office:date-value="2024-10-05" calcext:value-type="date">
            <text:p>5.10.24</text:p>
          </table:table-cell>
          <table:table-cell office:value-type="date" office:date-value="2024-10-08" calcext:value-type="date">
            <text:p>8.10.24</text:p>
          </table:table-cell>
          <table:table-cell table:style-name="ce7" office:value-type="date" office:date-value="2024-10-15" calcext:value-type="date">
            <text:p>15.10.24</text:p>
          </table:table-cell>
          <table:table-cell table:style-name="ce3" office:value-type="date" office:date-value="2024-11-15" calcext:value-type="date">
            <text:p>15.11.24</text:p>
          </table:table-cell>
          <table:table-cell office:value-type="date" office:date-value="2024-01-15" calcext:value-type="date">
            <text:p>15.01.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Command</text:p>
          </table:table-cell>
          <table:table-cell office:value-type="date" office:date-value="2024-10-06" calcext:value-type="date">
            <text:p>6.10.24</text:p>
          </table:table-cell>
          <table:table-cell table:formula="of:=[.C6]+1" office:value-type="date" office:date-value="2024-10-07" calcext:value-type="date">
            <text:p>7.10.24</text:p>
          </table:table-cell>
          <table:table-cell table:formula="of:=[.D6]+3" office:value-type="date" office:date-value="2024-10-10" calcext:value-type="date">
            <text:p>10.10.24</text:p>
          </table:table-cell>
          <table:table-cell table:style-name="ce7" table:formula="of:=[.E6]+7" office:value-type="date" office:date-value="2024-10-17" calcext:value-type="date">
            <text:p>17.10.24</text:p>
          </table:table-cell>
          <table:table-cell table:formula="of:=[.F6]+30" office:value-type="date" office:date-value="2024-11-16" calcext:value-type="date">
            <text:p>16.11.24</text:p>
          </table:table-cell>
          <table:table-cell table:formula="of:=[.G6]+65" office:value-type="date" office:date-value="2025-01-20" calcext:value-type="date">
            <text:p>20.01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Prototype</text:p>
          </table:table-cell>
          <table:table-cell office:value-type="date" office:date-value="2024-10-07" calcext:value-type="date">
            <text:p>7.10.24</text:p>
          </table:table-cell>
          <table:table-cell table:formula="of:=[.C7]+1" office:value-type="date" office:date-value="2024-10-08" calcext:value-type="date">
            <text:p>8.10.24</text:p>
          </table:table-cell>
          <table:table-cell table:formula="of:=[.D7]+3" office:value-type="date" office:date-value="2024-10-11" calcext:value-type="date">
            <text:p>11.10.24</text:p>
          </table:table-cell>
          <table:table-cell table:style-name="ce7" table:formula="of:=[.E7]+7" office:value-type="date" office:date-value="2024-10-18" calcext:value-type="date">
            <text:p>18.10.24</text:p>
          </table:table-cell>
          <table:table-cell table:formula="of:=[.F7]+30" office:value-type="date" office:date-value="2024-11-17" calcext:value-type="date">
            <text:p>17.11.24</text:p>
          </table:table-cell>
          <table:table-cell table:formula="of:=[.G7]+65" office:value-type="date" office:date-value="2025-01-21" calcext:value-type="date">
            <text:p>21.01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LID</text:p>
          </table:table-cell>
          <table:table-cell office:value-type="date" office:date-value="2024-10-07" calcext:value-type="date">
            <text:p>7.10.24</text:p>
          </table:table-cell>
          <table:table-cell table:formula="of:=[.C8]+1" office:value-type="date" office:date-value="2024-10-08" calcext:value-type="date">
            <text:p>8.10.24</text:p>
          </table:table-cell>
          <table:table-cell table:formula="of:=[.D8]+3" office:value-type="date" office:date-value="2024-10-11" calcext:value-type="date">
            <text:p>11.10.24</text:p>
          </table:table-cell>
          <table:table-cell table:style-name="ce7" table:formula="of:=[.E8]+7" office:value-type="date" office:date-value="2024-10-18" calcext:value-type="date">
            <text:p>18.10.24</text:p>
          </table:table-cell>
          <table:table-cell table:formula="of:=[.F8]+30" office:value-type="date" office:date-value="2024-11-17" calcext:value-type="date">
            <text:p>17.11.24</text:p>
          </table:table-cell>
          <table:table-cell table:formula="of:=[.G8]+65" office:value-type="date" office:date-value="2025-01-21" calcext:value-type="date">
            <text:p>21.01.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Singleton(GoF, Pythonic, Meta)</text:p>
          </table:table-cell>
          <table:table-cell office:value-type="date" office:date-value="2024-10-08" calcext:value-type="date">
            <text:p>8.10.24</text:p>
          </table:table-cell>
          <table:table-cell table:formula="of:=[.C9]+1" office:value-type="date" office:date-value="2024-10-09" calcext:value-type="date">
            <text:p>9.10.24</text:p>
          </table:table-cell>
          <table:table-cell table:formula="of:=[.D9]+3" office:value-type="date" office:date-value="2024-10-12" calcext:value-type="date">
            <text:p>12.10.24</text:p>
          </table:table-cell>
          <table:table-cell table:style-name="ce7" table:formula="of:=[.E9]+7" office:value-type="date" office:date-value="2024-10-19" calcext:value-type="date">
            <text:p>19.10.24</text:p>
          </table:table-cell>
          <table:table-cell table:formula="of:=[.F9]+30" office:value-type="date" office:date-value="2024-11-18" calcext:value-type="date">
            <text:p>18.11.24</text:p>
          </table:table-cell>
          <table:table-cell table:formula="of:=[.G9]+65" office:value-type="date" office:date-value="2025-01-22" calcext:value-type="date">
            <text:p>22.01.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string" calcext:value-type="string">
            <text:p>Factory Method</text:p>
          </table:table-cell>
          <table:table-cell office:value-type="date" office:date-value="2024-10-09" calcext:value-type="date">
            <text:p>9.10.24</text:p>
          </table:table-cell>
          <table:table-cell table:formula="of:=[.C10]+1" office:value-type="date" office:date-value="2024-10-10" calcext:value-type="date">
            <text:p>10.10.24</text:p>
          </table:table-cell>
          <table:table-cell table:formula="of:=[.D10]+3" office:value-type="date" office:date-value="2024-10-13" calcext:value-type="date">
            <text:p>13.10.24</text:p>
          </table:table-cell>
          <table:table-cell table:style-name="ce11" table:formula="of:=[.E10]+7" office:value-type="date" office:date-value="2024-10-20" calcext:value-type="date">
            <text:p>20.10.24</text:p>
          </table:table-cell>
          <table:table-cell table:formula="of:=[.F10]+30" office:value-type="date" office:date-value="2024-11-19" calcext:value-type="date">
            <text:p>19.11.24</text:p>
          </table:table-cell>
          <table:table-cell table:formula="of:=[.G10]+65" office:value-type="date" office:date-value="2025-01-23" calcext:value-type="date">
            <text:p>23.01.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Builder</text:p>
          </table:table-cell>
          <table:table-cell office:value-type="date" office:date-value="2024-10-11" calcext:value-type="date">
            <text:p>11.10.24</text:p>
          </table:table-cell>
          <table:table-cell table:formula="of:=[.C11]+1" office:value-type="date" office:date-value="2024-10-12" calcext:value-type="date">
            <text:p>12.10.24</text:p>
          </table:table-cell>
          <table:table-cell table:formula="of:=[.D11]+3" office:value-type="date" office:date-value="2024-10-15" calcext:value-type="date">
            <text:p>15.10.24</text:p>
          </table:table-cell>
          <table:table-cell table:style-name="ce8" table:formula="of:=[.E11]+7" office:value-type="date" office:date-value="2024-10-22" calcext:value-type="date">
            <text:p>22.10.24</text:p>
          </table:table-cell>
          <table:table-cell table:formula="of:=[.F11]+30" office:value-type="date" office:date-value="2024-11-21" calcext:value-type="date">
            <text:p>21.11.24</text:p>
          </table:table-cell>
          <table:table-cell table:formula="of:=[.G11]+65" office:value-type="date" office:date-value="2025-01-25" calcext:value-type="date">
            <text:p>25.01.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Adapter</text:p>
          </table:table-cell>
          <table:table-cell office:value-type="date" office:date-value="2024-10-11" calcext:value-type="date">
            <text:p>11.10.24</text:p>
          </table:table-cell>
          <table:table-cell table:formula="of:=[.C12]+1" office:value-type="date" office:date-value="2024-10-12" calcext:value-type="date">
            <text:p>12.10.24</text:p>
          </table:table-cell>
          <table:table-cell table:formula="of:=[.D12]+3" office:value-type="date" office:date-value="2024-10-15" calcext:value-type="date">
            <text:p>15.10.24</text:p>
          </table:table-cell>
          <table:table-cell table:style-name="ce8" table:formula="of:=[.E12]+7" office:value-type="date" office:date-value="2024-10-22" calcext:value-type="date">
            <text:p>22.10.24</text:p>
          </table:table-cell>
          <table:table-cell table:formula="of:=[.F12]+30" office:value-type="date" office:date-value="2024-11-21" calcext:value-type="date">
            <text:p>21.11.24</text:p>
          </table:table-cell>
          <table:table-cell table:formula="of:=[.G12]+65" office:value-type="date" office:date-value="2025-01-25" calcext:value-type="date">
            <text:p>25.01.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string" calcext:value-type="string">
            <text:p>Strategy</text:p>
          </table:table-cell>
          <table:table-cell office:value-type="date" office:date-value="2024-10-11" calcext:value-type="date">
            <text:p>11.10.24</text:p>
          </table:table-cell>
          <table:table-cell table:formula="of:=[.C13]+1" office:value-type="date" office:date-value="2024-10-12" calcext:value-type="date">
            <text:p>12.10.24</text:p>
          </table:table-cell>
          <table:table-cell table:formula="of:=[.D13]+3" office:value-type="date" office:date-value="2024-10-15" calcext:value-type="date">
            <text:p>15.10.24</text:p>
          </table:table-cell>
          <table:table-cell table:style-name="ce8" table:formula="of:=[.E13]+7" office:value-type="date" office:date-value="2024-10-22" calcext:value-type="date">
            <text:p>22.10.24</text:p>
          </table:table-cell>
          <table:table-cell table:formula="of:=[.F13]+30" office:value-type="date" office:date-value="2024-11-21" calcext:value-type="date">
            <text:p>21.11.24</text:p>
          </table:table-cell>
          <table:table-cell table:formula="of:=[.G13]+65" office:value-type="date" office:date-value="2025-01-25" calcext:value-type="date">
            <text:p>25.01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string" calcext:value-type="string">
            <text:p>Observer</text:p>
          </table:table-cell>
          <table:table-cell office:value-type="date" office:date-value="2024-10-17" calcext:value-type="date">
            <text:p>17.10.24</text:p>
          </table:table-cell>
          <table:table-cell table:formula="of:=[.C14]+1" office:value-type="date" office:date-value="2024-10-18" calcext:value-type="date">
            <text:p>18.10.24</text:p>
          </table:table-cell>
          <table:table-cell table:formula="of:=[.D14]+3" office:value-type="date" office:date-value="2024-10-21" calcext:value-type="date">
            <text:p>21.10.24</text:p>
          </table:table-cell>
          <table:table-cell table:style-name="ce12" table:formula="of:=[.E14]+7" office:value-type="date" office:date-value="2024-10-28" calcext:value-type="date">
            <text:p>28.10.24</text:p>
          </table:table-cell>
          <table:table-cell table:formula="of:=[.F14]+30" office:value-type="date" office:date-value="2024-11-27" calcext:value-type="date">
            <text:p>27.11.24</text:p>
          </table:table-cell>
          <table:table-cell table:formula="of:=[.G14]+65" office:value-type="date" office:date-value="2025-01-31" calcext:value-type="date">
            <text:p>31.01.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State</text:p>
          </table:table-cell>
          <table:table-cell office:value-type="date" office:date-value="2024-10-17" calcext:value-type="date">
            <text:p>17.10.24</text:p>
          </table:table-cell>
          <table:table-cell table:formula="of:=[.C15]+1" office:value-type="date" office:date-value="2024-10-18" calcext:value-type="date">
            <text:p>18.10.24</text:p>
          </table:table-cell>
          <table:table-cell table:style-name="ce8" table:formula="of:=[.D15]+3" office:value-type="date" office:date-value="2024-10-21" calcext:value-type="date">
            <text:p>21.10.24</text:p>
          </table:table-cell>
          <table:table-cell table:style-name="ce12" table:formula="of:=[.E15]+7" office:value-type="date" office:date-value="2024-10-28" calcext:value-type="date">
            <text:p>28.10.24</text:p>
          </table:table-cell>
          <table:table-cell table:formula="of:=[.F15]+30" office:value-type="date" office:date-value="2024-11-27" calcext:value-type="date">
            <text:p>27.11.24</text:p>
          </table:table-cell>
          <table:table-cell table:formula="of:=[.G15]+65" office:value-type="date" office:date-value="2025-01-31" calcext:value-type="date">
            <text:p>31.01.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ternsOverview</text:p>
          </table:table-cell>
          <table:table-cell office:value-type="date" office:date-value="2024-10-20" calcext:value-type="date">
            <text:p>20.10.24</text:p>
          </table:table-cell>
          <table:table-cell table:formula="of:=[.C16]+1" office:value-type="date" office:date-value="2024-10-21" calcext:value-type="date">
            <text:p>21.10.24</text:p>
          </table:table-cell>
          <table:table-cell table:style-name="ce8" table:formula="of:=[.D16]+3" office:value-type="date" office:date-value="2024-10-24" calcext:value-type="date">
            <text:p>24.10.24</text:p>
          </table:table-cell>
          <table:table-cell table:formula="of:=[.E16]+7" office:value-type="date" office:date-value="2024-10-31" calcext:value-type="date">
            <text:p>31.10.24</text:p>
          </table:table-cell>
          <table:table-cell table:formula="of:=[.F16]+30" office:value-type="date" office:date-value="2024-11-30" calcext:value-type="date">
            <text:p>30.11.24</text:p>
          </table:table-cell>
          <table:table-cell table:formula="of:=[.G16]+65" office:value-type="date" office:date-value="2025-02-03" calcext:value-type="date">
            <text:p>3.02.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string" calcext:value-type="string">
            <text:p>Composite</text:p>
          </table:table-cell>
          <table:table-cell table:style-name="ce8" office:value-type="date" office:date-value="2024-10-24" calcext:value-type="date">
            <text:p>24.10.24</text:p>
          </table:table-cell>
          <table:table-cell table:style-name="ce8" table:formula="of:=[.C17]+1" office:value-type="date" office:date-value="2024-10-25" calcext:value-type="date">
            <text:p>25.10.24</text:p>
          </table:table-cell>
          <table:table-cell table:style-name="ce12" table:formula="of:=[.D17]+3" office:value-type="date" office:date-value="2024-10-28" calcext:value-type="date">
            <text:p>28.10.24</text:p>
          </table:table-cell>
          <table:table-cell table:formula="of:=[.E17]+7" office:value-type="date" office:date-value="2024-11-04" calcext:value-type="date">
            <text:p>4.11.24</text:p>
          </table:table-cell>
          <table:table-cell table:formula="of:=[.F17]+30" office:value-type="date" office:date-value="2024-12-04" calcext:value-type="date">
            <text:p>4.12.24</text:p>
          </table:table-cell>
          <table:table-cell table:formula="of:=[.G17]+65" office:value-type="date" office:date-value="2025-02-07" calcext:value-type="date">
            <text:p>7.02.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ce3"/>
          <table:table-cell table:style-name="ce3" table:formula="of:=[.C18]+1" office:value-type="date" office:date-value="1899-12-31" calcext:value-type="date">
            <text:p>31.12.99</text:p>
          </table:table-cell>
          <table:table-cell table:style-name="ce3" table:formula="of:=[.D18]+3" office:value-type="date" office:date-value="1900-01-03" calcext:value-type="date">
            <text:p>3.01.00</text:p>
          </table:table-cell>
          <table:table-cell table:formula="of:=[.E18]+7" office:value-type="date" office:date-value="1900-01-10" calcext:value-type="date">
            <text:p>10.01.00</text:p>
          </table:table-cell>
          <table:table-cell table:formula="of:=[.F18]+30" office:value-type="date" office:date-value="1900-02-09" calcext:value-type="date">
            <text:p>9.02.00</text:p>
          </table:table-cell>
          <table:table-cell table:formula="of:=[.G18]+65" office:value-type="date" office:date-value="1900-04-15" calcext:value-type="date">
            <text:p>15.04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ce3"/>
          <table:table-cell table:style-name="ce3" table:formula="of:=[.C19]+1" office:value-type="date" office:date-value="1899-12-31" calcext:value-type="date">
            <text:p>31.12.99</text:p>
          </table:table-cell>
          <table:table-cell table:style-name="ce3" table:formula="of:=[.D19]+3" office:value-type="date" office:date-value="1900-01-03" calcext:value-type="date">
            <text:p>3.01.00</text:p>
          </table:table-cell>
          <table:table-cell table:formula="of:=[.E19]+7" office:value-type="date" office:date-value="1900-01-10" calcext:value-type="date">
            <text:p>10.01.00</text:p>
          </table:table-cell>
          <table:table-cell table:formula="of:=[.F19]+30" office:value-type="date" office:date-value="1900-02-09" calcext:value-type="date">
            <text:p>9.02.00</text:p>
          </table:table-cell>
          <table:table-cell table:formula="of:=[.G19]+65" office:value-type="date" office:date-value="1900-04-15" calcext:value-type="date">
            <text:p>15.04.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table:style-name="ce3"/>
          <table:table-cell table:style-name="ce3" table:formula="of:=[.C20]+1" office:value-type="date" office:date-value="1899-12-31" calcext:value-type="date">
            <text:p>31.12.99</text:p>
          </table:table-cell>
          <table:table-cell table:style-name="ce3" table:formula="of:=[.D20]+3" office:value-type="date" office:date-value="1900-01-03" calcext:value-type="date">
            <text:p>3.01.00</text:p>
          </table:table-cell>
          <table:table-cell table:formula="of:=[.E20]+7" office:value-type="date" office:date-value="1900-01-10" calcext:value-type="date">
            <text:p>10.01.00</text:p>
          </table:table-cell>
          <table:table-cell table:formula="of:=[.F20]+30" office:value-type="date" office:date-value="1900-02-09" calcext:value-type="date">
            <text:p>9.02.00</text:p>
          </table:table-cell>
          <table:table-cell table:formula="of:=[.G20]+65" office:value-type="date" office:date-value="1900-04-15" calcext:value-type="date">
            <text:p>15.04.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3"/>
          <table:table-cell table:style-name="ce3" table:formula="of:=[.C21]+1" office:value-type="date" office:date-value="1899-12-31" calcext:value-type="date">
            <text:p>31.12.99</text:p>
          </table:table-cell>
          <table:table-cell table:style-name="ce3" table:formula="of:=[.D21]+3" office:value-type="date" office:date-value="1900-01-03" calcext:value-type="date">
            <text:p>3.01.00</text:p>
          </table:table-cell>
          <table:table-cell table:formula="of:=[.E21]+7" office:value-type="date" office:date-value="1900-01-10" calcext:value-type="date">
            <text:p>10.01.00</text:p>
          </table:table-cell>
          <table:table-cell table:formula="of:=[.F21]+30" office:value-type="date" office:date-value="1900-02-09" calcext:value-type="date">
            <text:p>9.02.00</text:p>
          </table:table-cell>
          <table:table-cell table:formula="of:=[.G21]+65" office:value-type="date" office:date-value="1900-04-15" calcext:value-type="date">
            <text:p>15.04.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table:style-name="ce3"/>
          <table:table-cell table:style-name="ce3" table:formula="of:=[.C22]+1" office:value-type="date" office:date-value="1899-12-31" calcext:value-type="date">
            <text:p>31.12.99</text:p>
          </table:table-cell>
          <table:table-cell table:style-name="ce3" table:formula="of:=[.D22]+3" office:value-type="date" office:date-value="1900-01-03" calcext:value-type="date">
            <text:p>3.01.00</text:p>
          </table:table-cell>
          <table:table-cell table:formula="of:=[.E22]+7" office:value-type="date" office:date-value="1900-01-10" calcext:value-type="date">
            <text:p>10.01.00</text:p>
          </table:table-cell>
          <table:table-cell table:formula="of:=[.F22]+30" office:value-type="date" office:date-value="1900-02-09" calcext:value-type="date">
            <text:p>9.02.00</text:p>
          </table:table-cell>
          <table:table-cell table:formula="of:=[.G22]+65" office:value-type="date" office:date-value="1900-04-15" calcext:value-type="date">
            <text:p>15.04.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table:style-name="ce3"/>
          <table:table-cell table:style-name="ce3" table:formula="of:=[.C23]+1" office:value-type="date" office:date-value="1899-12-31" calcext:value-type="date">
            <text:p>31.12.99</text:p>
          </table:table-cell>
          <table:table-cell table:style-name="ce3" table:formula="of:=[.D23]+3" office:value-type="date" office:date-value="1900-01-03" calcext:value-type="date">
            <text:p>3.01.00</text:p>
          </table:table-cell>
          <table:table-cell table:formula="of:=[.E23]+7" office:value-type="date" office:date-value="1900-01-10" calcext:value-type="date">
            <text:p>10.01.00</text:p>
          </table:table-cell>
          <table:table-cell table:formula="of:=[.F23]+30" office:value-type="date" office:date-value="1900-02-09" calcext:value-type="date">
            <text:p>9.02.00</text:p>
          </table:table-cell>
          <table:table-cell table:formula="of:=[.G23]+65" office:value-type="date" office:date-value="1900-04-15" calcext:value-type="date">
            <text:p>15.04.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table:style-name="ce3"/>
          <table:table-cell table:style-name="ce3" table:formula="of:=[.C24]+1" office:value-type="date" office:date-value="1899-12-31" calcext:value-type="date">
            <text:p>31.12.99</text:p>
          </table:table-cell>
          <table:table-cell table:style-name="ce3" table:formula="of:=[.D24]+3" office:value-type="date" office:date-value="1900-01-03" calcext:value-type="date">
            <text:p>3.01.00</text:p>
          </table:table-cell>
          <table:table-cell table:formula="of:=[.E24]+7" office:value-type="date" office:date-value="1900-01-10" calcext:value-type="date">
            <text:p>10.01.00</text:p>
          </table:table-cell>
          <table:table-cell table:formula="of:=[.F24]+30" office:value-type="date" office:date-value="1900-02-09" calcext:value-type="date">
            <text:p>9.02.00</text:p>
          </table:table-cell>
          <table:table-cell table:formula="of:=[.G24]+65" office:value-type="date" office:date-value="1900-04-15" calcext:value-type="date">
            <text:p>15.04.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table:style-name="ce3"/>
          <table:table-cell table:style-name="ce3" table:formula="of:=[.C25]+1" office:value-type="date" office:date-value="1899-12-31" calcext:value-type="date">
            <text:p>31.12.99</text:p>
          </table:table-cell>
          <table:table-cell table:style-name="ce3" table:formula="of:=[.D25]+3" office:value-type="date" office:date-value="1900-01-03" calcext:value-type="date">
            <text:p>3.01.00</text:p>
          </table:table-cell>
          <table:table-cell table:formula="of:=[.E25]+7" office:value-type="date" office:date-value="1900-01-10" calcext:value-type="date">
            <text:p>10.01.00</text:p>
          </table:table-cell>
          <table:table-cell table:formula="of:=[.F25]+30" office:value-type="date" office:date-value="1900-02-09" calcext:value-type="date">
            <text:p>9.02.00</text:p>
          </table:table-cell>
          <table:table-cell table:formula="of:=[.G25]+65" office:value-type="date" office:date-value="1900-04-15" calcext:value-type="date">
            <text:p>15.04.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table:style-name="ce3"/>
          <table:table-cell table:style-name="ce3" table:formula="of:=[.C26]+1" office:value-type="date" office:date-value="1899-12-31" calcext:value-type="date">
            <text:p>31.12.99</text:p>
          </table:table-cell>
          <table:table-cell table:style-name="ce3" table:formula="of:=[.D26]+3" office:value-type="date" office:date-value="1900-01-03" calcext:value-type="date">
            <text:p>3.01.00</text:p>
          </table:table-cell>
          <table:table-cell table:formula="of:=[.E26]+7" office:value-type="date" office:date-value="1900-01-10" calcext:value-type="date">
            <text:p>10.01.00</text:p>
          </table:table-cell>
          <table:table-cell table:formula="of:=[.F26]+30" office:value-type="date" office:date-value="1900-02-09" calcext:value-type="date">
            <text:p>9.02.00</text:p>
          </table:table-cell>
          <table:table-cell table:formula="of:=[.G26]+65" office:value-type="date" office:date-value="1900-04-15" calcext:value-type="date">
            <text:p>15.04.00</text:p>
          </table:table-cell>
        </table:table-row>
        <table:table-row table:style-name="ro1" table:number-rows-repeated="4">
          <table:table-cell table:number-columns-repeated="2"/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dd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Noto Serif" fo:font-size="12pt" fo:language="en" fo:country="US" style:letter-kerning="true" style:font-name-asian="Cantarell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30">00/00/0000</text:date>, <text:time style:data-style-name="N2" text:time-value="01:39:59.2355804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6T13:10:33.879503852</meta:creation-date>
    <dc:date>2024-10-30T18:39:37.332033919</dc:date>
    <meta:editing-duration>P4DT21H12M55S</meta:editing-duration>
    <meta:editing-cycles>17</meta:editing-cycles>
    <meta:generator>LibreOffice/24.8.2.1$Linux_X86_64 LibreOffice_project/480$Build-1</meta:generator>
    <meta:document-statistic meta:table-count="1" meta:cell-count="171" meta:object-count="0"/>
  </office:meta>
</office:document-meta>
</file>